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5af" officeooo:paragraph-rsid="001fa5af"/>
    </style:style>
    <style:style style:name="P2" style:family="paragraph" style:parent-style-name="Standard">
      <style:paragraph-properties fo:text-align="center" style:justify-single-word="false"/>
      <style:text-properties officeooo:rsid="001fa5af" officeooo:paragraph-rsid="001fa5af"/>
    </style:style>
    <style:style style:name="P3" style:family="paragraph" style:parent-style-name="Standard">
      <style:paragraph-properties fo:text-align="end" style:justify-single-word="false"/>
      <style:text-properties officeooo:rsid="001fa5af" officeooo:paragraph-rsid="00349658"/>
    </style:style>
    <style:style style:name="P4" style:family="paragraph" style:parent-style-name="Standard">
      <style:paragraph-properties fo:text-align="center" style:justify-single-word="false"/>
      <style:text-properties fo:font-size="16pt" officeooo:rsid="001fa5af" officeooo:paragraph-rsid="001fa5af"/>
    </style:style>
    <style:style style:name="P5" style:family="paragraph" style:parent-style-name="Standard">
      <style:text-properties fo:font-size="16pt" fo:font-style="normal" fo:font-weight="bold" officeooo:rsid="001fa5af" officeooo:paragraph-rsid="001fa5af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ize="16pt" fo:font-style="normal" fo:font-weight="bold" officeooo:rsid="001fa5af" officeooo:paragraph-rsid="0023c9e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1fa5af" officeooo:paragraph-rsid="002982c5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ize="16pt" fo:font-style="normal" fo:font-weight="bold" officeooo:rsid="001fa5af" officeooo:paragraph-rsid="002982c5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italic" officeooo:rsid="001fa5af" officeooo:paragraph-rsid="001fa5af" style:font-style-asian="italic" style:font-style-complex="italic"/>
    </style:style>
    <style:style style:name="P10" style:family="paragraph" style:parent-style-name="Standard" style:list-style-name="L1">
      <style:text-properties fo:font-style="italic" officeooo:rsid="001fa5af" officeooo:paragraph-rsid="001fa5af" style:font-style-asian="italic" style:font-style-complex="italic"/>
    </style:style>
    <style:style style:name="P11" style:family="paragraph" style:parent-style-name="Standard" style:list-style-name="L1">
      <style:text-properties fo:font-style="italic" officeooo:rsid="001fa5af" officeooo:paragraph-rsid="00239159" style:font-style-asian="italic" style:font-style-complex="italic"/>
    </style:style>
    <style:style style:name="P12" style:family="paragraph" style:parent-style-name="Standard" style:list-style-name="L1">
      <style:text-properties fo:font-style="italic" fo:font-weight="bold" officeooo:rsid="001fa5af" officeooo:paragraph-rsid="001fa5af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bold" officeooo:rsid="001fa5af" officeooo:paragraph-rsid="00239159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bold" officeooo:rsid="002a87d8" officeooo:paragraph-rsid="002a87d8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2bb1c3" officeooo:paragraph-rsid="002bb1c3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23c9ef" officeooo:paragraph-rsid="0023c9ef" style:font-style-asian="italic" style:font-weight-asian="bold" style:font-style-complex="italic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23c9ef" officeooo:paragraph-rsid="0024c889" style:font-style-asian="italic" style:font-weight-asian="bold" style:font-style-complex="italic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style="italic" fo:font-weight="bold" officeooo:rsid="0023c9ef" officeooo:paragraph-rsid="00266df7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bold" officeooo:rsid="0023c9ef" officeooo:paragraph-rsid="0023c9ef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style="normal" fo:font-weight="normal" officeooo:rsid="002a87d8" officeooo:paragraph-rsid="002a87d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normal" fo:font-weight="normal" officeooo:rsid="002bb1c3" officeooo:paragraph-rsid="002bb1c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style="normal" fo:font-weight="normal" officeooo:rsid="002cb9b9" officeooo:paragraph-rsid="002cb9b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fo:font-weight="normal" officeooo:rsid="002d7218" officeooo:paragraph-rsid="002d721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style="normal" fo:font-weight="normal" officeooo:rsid="002dee69" officeooo:paragraph-rsid="002dee6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style="normal" fo:font-weight="normal" officeooo:rsid="002e6ee2" officeooo:paragraph-rsid="002e6ee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style="normal" fo:font-weight="normal" officeooo:rsid="002f8875" officeooo:paragraph-rsid="002f887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0pt" fo:font-style="normal" fo:font-weight="normal" officeooo:rsid="00311a9e" officeooo:paragraph-rsid="00311a9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fo:font-style="normal" fo:font-weight="normal" officeooo:rsid="00313c48" officeooo:paragraph-rsid="00313c4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officeooo:rsid="001fa5af" officeooo:paragraph-rsid="001fa5af"/>
    </style:style>
    <style:style style:name="P30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fa5af" officeooo:paragraph-rsid="001fa5a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d092" style:font-style-asian="normal" style:font-style-complex="normal"/>
    </style:style>
    <style:style style:name="T3" style:family="text">
      <style:text-properties fo:font-style="normal" officeooo:rsid="00213dfb" style:font-style-asian="normal" style:font-style-complex="normal"/>
    </style:style>
    <style:style style:name="T4" style:family="text">
      <style:text-properties fo:font-style="normal" officeooo:rsid="002188b4" style:font-style-asian="normal" style:font-style-complex="normal"/>
    </style:style>
    <style:style style:name="T5" style:family="text">
      <style:text-properties fo:font-style="normal" officeooo:rsid="00239159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188b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9159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4c88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66df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f9bb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3c9ef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officeooo:rsid="002982c5"/>
    </style:style>
    <style:style style:name="T16" style:family="text">
      <style:text-properties fo:font-size="14pt" fo:font-style="normal" officeooo:rsid="002a87d8" style:font-style-asian="normal" style:font-style-complex="normal"/>
    </style:style>
    <style:style style:name="T17" style:family="text">
      <style:text-properties fo:font-size="14pt" fo:font-style="normal" fo:font-weight="normal" officeooo:rsid="002a87d8" style:font-style-asian="normal" style:font-weight-asian="normal" style:font-style-complex="normal" style:font-weight-complex="normal"/>
    </style:style>
    <style:style style:name="T18" style:family="text">
      <style:text-properties fo:font-size="14pt" fo:font-weight="bold" style:font-weight-asian="bold" style:font-weight-complex="bold"/>
    </style:style>
    <style:style style:name="T19" style:family="text">
      <style:text-properties officeooo:rsid="0034a6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9">Introduction to Databases</text:span> Phase 4 Documentation</text:p>
      <text:p text:style-name="P2"/>
      <text:p text:style-name="P29"><text:span text:style-name="T12">Janta General Store</text:span></text:p>
      <text:p text:style-name="P4"><text:span text:style-name="T12"/></text:p>
      <text:p text:style-name="P3">Abhineet Jain (201301168)</text:p>
      <text:p text:style-name="P3">Saksham Aggarwal (201301111)</text:p>
      <text:p text:style-name="P1"/>
      <text:p text:style-name="P5">Front Tier – The View</text:p>
      <text:p text:style-name="P5"/>
      <text:list xml:id="list5015520420257248287" text:style-name="L1">
        <text:list-item>
          <text:p text:style-name="P10"><text:span text:style-name="T12">buy_log_add_entry.php</text:span>: <text:span text:style-name="T1">Contains a form for creating a new entry for buying an item from a wholesaler.</text:span></text:p>
        </text:list-item>
        <text:list-item>
          <text:p text:style-name="P10"><text:span text:style-name="T12">buy_log_edit_entry.php:</text:span> <text:span text:style-name="T1">Allows user to update/edit a specific entry of the buy log table.</text:span></text:p>
        </text:list-item>
        <text:list-item>
          <text:p text:style-name="P10"><text:span text:style-name="T12">buy_log_show.php:</text:span> <text:span text:style-name="T1">Shows all the buy logs i.e. list of all items bought from wholesalers in a table with various sorting options.</text:span></text:p>
        </text:list-item>
        <text:list-item>
          <text:p text:style-name="P10"><text:span text:style-name="T12">commodities_add_entry.php:</text:span> <text:span text:style-name="T1">Contains a form for creating a new entry for commodities available in the store.</text:span></text:p>
        </text:list-item>
        <text:list-item>
          <text:p text:style-name="P10"><text:span text:style-name="T12">commodities_edit_entry.php:</text:span> <text:span text:style-name="T1">Allows user to update/edit a specific entry of the </text:span><text:span text:style-name="T2">commodities</text:span><text:span text:style-name="T1"> table.</text:span></text:p>
        </text:list-item>
        <text:list-item>
          <text:p text:style-name="P10"><text:span text:style-name="T12">commodities_show.php:</text:span> <text:span text:style-name="T1">Shows all the </text:span><text:span text:style-name="T2">commodities</text:span><text:span text:style-name="T1"> i.e. list of all items </text:span><text:span text:style-name="T2">in the store</text:span><text:span text:style-name="T1"> in a table with various sorting options.</text:span></text:p>
        </text:list-item>
        <text:list-item>
          <text:p text:style-name="P10"><text:span text:style-name="T12">employee_add_entry.php:</text:span> <text:span text:style-name="T1">Contains a form for creating a new entry for </text:span><text:span text:style-name="T3">an employee.</text:span></text:p>
        </text:list-item>
        <text:list-item>
          <text:p text:style-name="P12">employee_change_posts.php: <text:span text:style-name="T7">Contains a form for updating the post of any employee to one of the three (Manager, Salesperson, Cleaner).</text:span></text:p>
        </text:list-item>
        <text:list-item>
          <text:p text:style-name="P10"><text:span text:style-name="T12">employee_edit_entry.php:</text:span> <text:span text:style-name="T1">Allows user to update/edit a specific </text:span><text:span text:style-name="T5">e</text:span><text:span text:style-name="T1">ntry of the </text:span><text:span text:style-name="T4">employee</text:span><text:span text:style-name="T1"> table.</text:span></text:p>
        </text:list-item>
        <text:list-item>
          <text:p text:style-name="P10"><text:span text:style-name="T12">employee_show.php:</text:span> <text:span text:style-name="T1">Shows </text:span><text:span text:style-name="T5">the list of all employees in a table with various sorting options.</text:span></text:p>
        </text:list-item>
        <text:list-item>
          <text:p text:style-name="P12">home.php: <text:span text:style-name="T8">Is the landing page after logging in, displays user access level (admin/user).</text:span></text:p>
        </text:list-item>
        <text:list-item>
          <text:p text:style-name="P12">index.php: <text:span text:style-name="T8">Is the landing page of the website, provides the option to log in to the website.</text:span></text:p>
        </text:list-item>
        <text:list-item>
          <text:p text:style-name="P10"><text:span text:style-name="T12">navbar.php: </text:span><text:span text:style-name="T8">Is the template that is included in every page to include the navigation bar, provides navigation options across the website.</text:span></text:p>
        </text:list-item>
        <text:list-item>
          <text:p text:style-name="P10"><text:span text:style-name="T12">sell_log_add_entry.php:</text:span> <text:span text:style-name="T1">Contains a form for creating a new entry for </text:span><text:span text:style-name="T5">selling a number of items to a customer, along with discount and the total billing price.</text:span></text:p>
        </text:list-item>
        <text:list-item>
          <text:p text:style-name="P10"><text:span text:style-name="T12">sell_log_show.php:</text:span> <text:span text:style-name="T1">Shows all the </text:span><text:span text:style-name="T5">sell</text:span><text:span text:style-name="T1"> logs i.e. list of all </text:span><text:span text:style-name="T5">sell bills in a table with various sorting options.</text:span></text:p>
        </text:list-item>
        <text:list-item>
          <text:p text:style-name="P13">sell_log_bill_show.php: <text:span text:style-name="T8">When clicked on the show option in the above view, the details of that particular bill are displayed in an invoice format, where items are displayed in a table format.</text:span></text:p>
        </text:list-item>
        <text:list-item>
          <text:p text:style-name="P10"><text:span text:style-name="T12">wholesaler_add_entry.php:</text:span> <text:span text:style-name="T1">Contains a form for creating a new entry for </text:span><text:span text:style-name="T5">a wholesaler.</text:span></text:p>
        </text:list-item>
        <text:list-item>
          <text:p text:style-name="P11"><text:span text:style-name="T12">wholesaler_edit_entry.php:</text:span> <text:span text:style-name="T1">Allows user to update/edit a specific entry of the </text:span><text:span text:style-name="T5">wholesaler</text:span><text:span text:style-name="T1"> table.</text:span></text:p>
        </text:list-item>
        <text:list-item>
          <text:p text:style-name="P10"><text:span text:style-name="T12">wholesaler_show.php:</text:span> <text:span text:style-name="T1">Shows all the </text:span><text:span text:style-name="T5">wholesalers</text:span><text:span text:style-name="T1"> in a table with various sorting options.</text:span></text:p>
        </text:list-item>
      </text:list>
      <text:p text:style-name="P9"/>
      <text:p text:style-name="P6"><text:span text:style-name="T13">Middle</text:span> Tier – The <text:span text:style-name="T13">Controller</text:span></text:p>
      <text:p text:style-name="P6"/>
      <text:list xml:id="list7324458128512572142" text:style-name="L3">
        <text:list-item>
          <text:p text:style-name="P16">access.php: <text:span text:style-name="T6">Contains various functions to check whether a user has a specific access level or not.</text:span></text:p>
        </text:list-item>
        <text:list-item>
          <text:p text:style-name="P16">add_buy_log.php: <text:span text:style-name="T6">Contains the commands and SQL query to create a buy log entry.</text:span></text:p>
        </text:list-item>
        <text:list-item>
          <text:p text:style-name="P17">add_commodity.php: <text:span text:style-name="T6">Contains the commands and SQL query to create a </text:span><text:span text:style-name="T9">commodity</text:span><text:span text:style-name="T6"> entry. </text:span><text:soft-page-break/><text:span text:style-name="T9">Also it takes care of the specialisation and adds batch number and expiry date if applicable.</text:span></text:p>
        </text:list-item>
        <text:list-item>
          <text:p text:style-name="P17">add_employee.php: <text:span text:style-name="T6">Contains the commands and SQL query to </text:span><text:span text:style-name="T9">add an employee</text:span><text:span text:style-name="T6">.</text:span></text:p>
        </text:list-item>
        <text:list-item>
          <text:p text:style-name="P17">add_sell_log.php: <text:span text:style-name="T6">Contains the commands and SQL query to create a </text:span><text:span text:style-name="T9">sell log</text:span><text:span text:style-name="T6"> entry. </text:span><text:span text:style-name="T9">All billed items are added to sold_items table.</text:span></text:p>
        </text:list-item>
        <text:list-item>
          <text:p text:style-name="P17">add_wholesaler.php: <text:span text:style-name="T6">Contains the commands and SQL query to create a </text:span><text:span text:style-name="T9">new wholesaler</text:span><text:span text:style-name="T6">.</text:span></text:p>
        </text:list-item>
        <text:list-item>
          <text:p text:style-name="P16">change_post_employee.php: <text:span text:style-name="T10">Changes post of a specifc employee. Also ensures that every employee has at max 1 specialisation.</text:span></text:p>
        </text:list-item>
        <text:list-item>
          <text:p text:style-name="P16">check_login.php: <text:span text:style-name="T10">Logs in a user and sets required session variables and access levels.</text:span></text:p>
        </text:list-item>
        <text:list-item>
          <text:p text:style-name="P16">config_sql.php: <text:span text:style-name="T10">Basic scripts which includes database connection details.</text:span></text:p>
        </text:list-item>
        <text:list-item>
          <text:p text:style-name="P16">delete.php: <text:span text:style-name="T10">A master scripts to delete a table entry.</text:span></text:p>
        </text:list-item>
        <text:list-item>
          <text:p text:style-name="P16">logout.php: <text:span text:style-name="T10">Script to take care of logout. Ensures all session variables and access levels are cleared before logout.</text:span></text:p>
        </text:list-item>
        <text:list-item>
          <text:p text:style-name="P16">update_buy_log.php: <text:span text:style-name="T10">Allows for updating any existing buy log entry.</text:span></text:p>
        </text:list-item>
        <text:list-item>
          <text:p text:style-name="P18">update_commodity.php: <text:span text:style-name="T10">Allows for updating any existing commodity. Required when for example price of a commodity changes or stock is reduced/added.</text:span></text:p>
        </text:list-item>
        <text:list-item>
          <text:p text:style-name="P16">update_employee.php: <text:span text:style-name="T10">Change details of an employee like address, contact number. Also used to increment the number of leaves taken by an employee.</text:span></text:p>
        </text:list-item>
        <text:list-item>
          <text:p text:style-name="P16">update_wholesaler.php: <text:span text:style-name="T11">Updates details such as a wholesaler's name or its transportation cost.</text:span></text:p>
        </text:list-item>
      </text:list>
      <text:p text:style-name="P19"/>
      <text:p text:style-name="P8"><text:span text:style-name="T15">Database</text:span> Tier – The <text:span text:style-name="T15">Model</text:span></text:p>
      <text:p text:style-name="P7"/>
      <text:p text:style-name="P14">Table structure for table `buy_log`</text:p>
      <text:p text:style-name="P20"/>
      <text:p text:style-name="P20">CREATE TABLE IF NOT EXISTS `buy_log` (</text:p>
      <text:p text:style-name="P20"><text:s text:c="2"/>`id` int(11) NOT NULL AUTO_INCREMENT,</text:p>
      <text:p text:style-name="P20"><text:s text:c="2"/>`wholesaler_id` int(11) NOT NULL,</text:p>
      <text:p text:style-name="P20"><text:s text:c="2"/>`date_of_purchase` varchar(15) NOT NULL,</text:p>
      <text:p text:style-name="P20"><text:s text:c="2"/>`commodity` varchar(30) NOT NULL,</text:p>
      <text:p text:style-name="P20"><text:s text:c="2"/>`price` varchar(15) NOT NULL,</text:p>
      <text:p text:style-name="P20"><text:s text:c="2"/>`quantity` int(11) NOT NULL,</text:p>
      <text:p text:style-name="P20"><text:s text:c="2"/>PRIMARY KEY (`id`)</text:p>
      <text:p text:style-name="P20">)</text:p>
      <text:p text:style-name="P14"/>
      <text:p text:style-name="P15">Table structure for table `cleaners`</text:p>
      <text:p text:style-name="P15"/>
      <text:p text:style-name="P21">CREATE TABLE IF NOT EXISTS `cleaners` (</text:p>
      <text:p text:style-name="P21"><text:s text:c="2"/>`employee_id` int(11) NOT NULL,</text:p>
      <text:p text:style-name="P21"><text:s text:c="2"/>PRIMARY KEY (`employee_id`)</text:p>
      <text:p text:style-name="P21">)</text:p>
      <text:p text:style-name="P21"/>
      <text:p text:style-name="P21"><text:span text:style-name="T14">Table structure for table `commodities`</text:span></text:p>
      <text:p text:style-name="P21"/>
      <text:p text:style-name="P21">CREATE TABLE IF NOT EXISTS `commodities` (</text:p>
      <text:p text:style-name="P21"><text:s text:c="2"/>`id` int(11) NOT NULL AUTO_INCREMENT,</text:p>
      <text:p text:style-name="P21"><text:s text:c="2"/>`name` varchar(30) NOT NULL,</text:p>
      <text:p text:style-name="P21"><text:s text:c="2"/>`description` varchar(30) NOT NULL,</text:p>
      <text:p text:style-name="P21"><text:s text:c="2"/>`price` varchar(30) NOT NULL,</text:p>
      <text:p text:style-name="P21"><text:s text:c="2"/>`location_in_shop` varchar(30) NOT NULL,</text:p>
      <text:p text:style-name="P21"><text:s text:c="2"/>`qty_in_shop` int(11) NOT NULL,</text:p>
      <text:p text:style-name="P21"><text:s text:c="2"/>`qty_in_godown` int(11) NOT NULL,</text:p>
      <text:p text:style-name="P21"><text:s text:c="2"/>`type` varchar(15) NOT NULL,</text:p>
      <text:p text:style-name="P21"><text:s text:c="2"/>PRIMARY KEY (`id`)</text:p>
      <text:p text:style-name="P21">)</text:p>
      <text:p text:style-name="P22"/>
      <text:p text:style-name="P22"><text:soft-page-break/><text:span text:style-name="T14">Table structure for table `confectioneries`</text:span></text:p>
      <text:p text:style-name="P22"/>
      <text:p text:style-name="P22">CREATE TABLE IF NOT EXISTS `confectioneries` (</text:p>
      <text:p text:style-name="P22"><text:s text:c="2"/>`commodity_id` int(11) NOT NULL,</text:p>
      <text:p text:style-name="P22"><text:s text:c="2"/>`batch_no` varchar(15) NOT NULL,</text:p>
      <text:p text:style-name="P22"><text:s text:c="2"/>`date_of_expiry` varchar(15) NOT NULL,</text:p>
      <text:p text:style-name="P22"><text:s text:c="2"/>PRIMARY KEY (`commodity_id`)</text:p>
      <text:p text:style-name="P22">)</text:p>
      <text:p text:style-name="P22"/>
      <text:p text:style-name="P22"><text:span text:style-name="T14">Table structure for table `employees`</text:span></text:p>
      <text:p text:style-name="P22"/>
      <text:p text:style-name="P22">CREATE TABLE IF NOT EXISTS `employees` (</text:p>
      <text:p text:style-name="P22"><text:s text:c="2"/>`id` int(11) NOT NULL AUTO_INCREMENT,</text:p>
      <text:p text:style-name="P22"><text:s text:c="2"/>`name` varchar(30) NOT NULL,</text:p>
      <text:p text:style-name="P22"><text:s text:c="2"/>`salary` varchar(30) NOT NULL,</text:p>
      <text:p text:style-name="P22"><text:s text:c="2"/>`address` varchar(50) NOT NULL,</text:p>
      <text:p text:style-name="P22"><text:s text:c="2"/>`date_of_joining` varchar(15) NOT NULL,</text:p>
      <text:p text:style-name="P22"><text:s text:c="2"/>`contact` varchar(15) NOT NULL,</text:p>
      <text:p text:style-name="P22"><text:s text:c="2"/>`number_of_leaves` int(11) NOT NULL,</text:p>
      <text:p text:style-name="P22"><text:s text:c="2"/>PRIMARY KEY (`id`)</text:p>
      <text:p text:style-name="P22">)</text:p>
      <text:p text:style-name="P23"/>
      <text:p text:style-name="P23"><text:span text:style-name="T14">Table structure for table `managers`</text:span></text:p>
      <text:p text:style-name="P23"/>
      <text:p text:style-name="P23">CREATE TABLE IF NOT EXISTS `managers` (</text:p>
      <text:p text:style-name="P23"><text:s text:c="2"/>`employee_id` int(11) NOT NULL,</text:p>
      <text:p text:style-name="P23"><text:s text:c="2"/>`educational_qualifications` varchar(50) NOT NULL,</text:p>
      <text:p text:style-name="P23"><text:s text:c="2"/>`user_id` varchar(20) NOT NULL,</text:p>
      <text:p text:style-name="P23"><text:s text:c="2"/>`password` varchar(30) NOT NULL,</text:p>
      <text:p text:style-name="P23"><text:s text:c="2"/>PRIMARY KEY (`employee_id`),</text:p>
      <text:p text:style-name="P23"><text:s text:c="2"/>UNIQUE KEY `employee_id` (`employee_id`)</text:p>
      <text:p text:style-name="P23">)</text:p>
      <text:p text:style-name="P23"/>
      <text:p text:style-name="P24"><text:span text:style-name="T14">Table structure for table `miscellaneous`</text:span></text:p>
      <text:p text:style-name="P24"/>
      <text:p text:style-name="P24">CREATE TABLE IF NOT EXISTS `miscellaneous` (</text:p>
      <text:p text:style-name="P24"><text:s text:c="2"/>`commodity_id` int(11) NOT NULL,</text:p>
      <text:p text:style-name="P24"><text:s text:c="2"/>PRIMARY KEY (`commodity_id`)</text:p>
      <text:p text:style-name="P24">)</text:p>
      <text:p text:style-name="P24"/>
      <text:p text:style-name="P25"><text:span text:style-name="T14">Table structure for table `salespersons`</text:span></text:p>
      <text:p text:style-name="P25"/>
      <text:p text:style-name="P25">CREATE TABLE IF NOT EXISTS `salespersons` (</text:p>
      <text:p text:style-name="P25"><text:s text:c="2"/>`employee_id` int(11) NOT NULL,</text:p>
      <text:p text:style-name="P25"><text:s text:c="2"/>`educational_qualifications` varchar(50) NOT NULL,</text:p>
      <text:p text:style-name="P25"><text:s text:c="2"/>`user_id` varchar(20) NOT NULL,</text:p>
      <text:p text:style-name="P25"><text:s text:c="2"/>`password` varchar(30) NOT NULL,</text:p>
      <text:p text:style-name="P25"><text:s text:c="2"/>PRIMARY KEY (`employee_id`),</text:p>
      <text:p text:style-name="P25"><text:s text:c="2"/>UNIQUE KEY `employee_id_2` (`employee_id`),</text:p>
      <text:p text:style-name="P25"><text:s text:c="2"/>KEY `employee_id` (`employee_id`)</text:p>
      <text:p text:style-name="P25">)</text:p>
      <text:p text:style-name="P25"/>
      <text:p text:style-name="P26"><text:span text:style-name="T14">Table structure for table `sell_log`</text:span></text:p>
      <text:p text:style-name="P26"/>
      <text:p text:style-name="P26">CREATE TABLE IF NOT EXISTS `sell_log` (</text:p>
      <text:p text:style-name="P26"><text:s text:c="2"/>`id` int(11) NOT NULL AUTO_INCREMENT,</text:p>
      <text:p text:style-name="P26"><text:s text:c="2"/>`discount` varchar(10) NOT NULL,</text:p>
      <text:p text:style-name="P26"><text:s text:c="2"/>`billing_amount` varchar(15) NOT NULL,</text:p>
      <text:p text:style-name="P26"><text:s text:c="2"/>`timestamp` varchar(20) NOT NULL,</text:p>
      <text:p text:style-name="P26"><text:s text:c="2"/>PRIMARY KEY (`id`)</text:p>
      <text:p text:style-name="P26">)</text:p>
      <text:p text:style-name="P26"/>
      <text:p text:style-name="P26"><text:soft-page-break/><text:span text:style-name="T14">Table structure for table `sold_items`</text:span></text:p>
      <text:p text:style-name="P26"/>
      <text:p text:style-name="P26">CREATE TABLE IF NOT EXISTS `sold_items` (</text:p>
      <text:p text:style-name="P26"><text:s text:c="2"/>`id` int(11) NOT NULL AUTO_INCREMENT,</text:p>
      <text:p text:style-name="P26"><text:s text:c="2"/>`sell_log_id` int(11) NOT NULL,</text:p>
      <text:p text:style-name="P26"><text:s text:c="2"/>`item_id` int(11) NOT NULL,</text:p>
      <text:p text:style-name="P26"><text:s text:c="2"/>`qty` int(11) NOT NULL,</text:p>
      <text:p text:style-name="P26"><text:s text:c="2"/>`total_price` varchar(15) NOT NULL,</text:p>
      <text:p text:style-name="P26"><text:s text:c="2"/>PRIMARY KEY (`id`)</text:p>
      <text:p text:style-name="P26">)</text:p>
      <text:p text:style-name="P26"/>
      <text:p text:style-name="P26"><text:span text:style-name="T14">Table structure for table `stationery`</text:span></text:p>
      <text:p text:style-name="P26"/>
      <text:p text:style-name="P26">CREATE TABLE IF NOT EXISTS `stationery` (</text:p>
      <text:p text:style-name="P26"><text:s text:c="2"/>`commodity_id` int(11) NOT NULL,</text:p>
      <text:p text:style-name="P26"><text:s text:c="2"/>PRIMARY KEY (`commodity_id`)</text:p>
      <text:p text:style-name="P26">)</text:p>
      <text:p text:style-name="P26"/>
      <text:p text:style-name="P27"><text:span text:style-name="T14">Table structure for table `toiletries`</text:span></text:p>
      <text:p text:style-name="P27"/>
      <text:p text:style-name="P27">CREATE TABLE IF NOT EXISTS `toiletries` (</text:p>
      <text:p text:style-name="P27"><text:s text:c="2"/>`commodity_id` int(11) NOT NULL,</text:p>
      <text:p text:style-name="P27"><text:s text:c="2"/>`batch_no` varchar(15) NOT NULL,</text:p>
      <text:p text:style-name="P27"><text:s text:c="2"/>`date_of_expiry` varchar(15) NOT NULL,</text:p>
      <text:p text:style-name="P27"><text:s text:c="2"/>PRIMARY KEY (`commodity_id`)</text:p>
      <text:p text:style-name="P27">)</text:p>
      <text:p text:style-name="P27"/>
      <text:p text:style-name="P28"><text:span text:style-name="T14">Table structure for table `wholesalers`</text:span></text:p>
      <text:p text:style-name="P28"/>
      <text:p text:style-name="P28">CREATE TABLE IF NOT EXISTS `wholesalers` (</text:p>
      <text:p text:style-name="P28"><text:s text:c="2"/>`id` int(11) NOT NULL AUTO_INCREMENT,</text:p>
      <text:p text:style-name="P28"><text:s text:c="2"/>`name` varchar(30) NOT NULL,</text:p>
      <text:p text:style-name="P28"><text:s text:c="2"/>`transportation_cost` varchar(15) NOT NULL,</text:p>
      <text:p text:style-name="P28"><text:s text:c="2"/>PRIMARY KEY (`id`)</text:p>
      <text:p text:style-name="P28">)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2:47:35.902154454</meta:creation-date>
    <dc:date>2014-11-12T13:40:26.110805584</dc:date>
    <meta:editing-duration>PT39M11S</meta:editing-duration>
    <meta:editing-cycles>27</meta:editing-cycles>
    <meta:generator>LibreOffice/4.2.7.2$Linux_X86_64 LibreOffice_project/420m0$Build-2</meta:generator>
    <meta:document-statistic meta:table-count="0" meta:image-count="0" meta:object-count="0" meta:page-count="4" meta:paragraph-count="146" meta:word-count="1059" meta:character-count="7254" meta:non-whitespace-character-count="6146"/>
  </office:meta>
</office:document-meta>
</file>